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f13b" officeooo:paragraph-rsid="0030f13b"/>
    </style:style>
    <style:style style:name="P2" style:family="paragraph" style:parent-style-name="Text_20_body">
      <style:text-properties officeooo:rsid="0030f13b" officeooo:paragraph-rsid="0042634d"/>
    </style:style>
    <style:style style:name="P3" style:family="paragraph" style:parent-style-name="Text_20_body">
      <style:text-properties officeooo:rsid="00330609" officeooo:paragraph-rsid="0042634d"/>
    </style:style>
    <style:style style:name="P4" style:family="paragraph" style:parent-style-name="Text_20_body">
      <style:text-properties officeooo:rsid="0039a6e0" officeooo:paragraph-rsid="0039a6e0"/>
    </style:style>
    <style:style style:name="P5" style:family="paragraph" style:parent-style-name="Heading_20_3">
      <style:text-properties officeooo:paragraph-rsid="002f419b"/>
    </style:style>
    <style:style style:name="P6" style:family="paragraph" style:parent-style-name="Standard" style:list-style-name="L2"/>
    <style:style style:name="P7" style:family="paragraph" style:parent-style-name="Standard" style:list-style-name="L3">
      <style:text-properties officeooo:paragraph-rsid="001c9d1c"/>
    </style:style>
    <style:style style:name="P8" style:family="paragraph" style:parent-style-name="Standard" style:list-style-name="L3">
      <style:text-properties officeooo:rsid="001c9d1c" officeooo:paragraph-rsid="001c9d1c"/>
    </style:style>
    <style:style style:name="P9" style:family="paragraph" style:parent-style-name="Text_20_body" style:list-style-name="L1">
      <style:text-properties officeooo:rsid="002f419b" officeooo:paragraph-rsid="002f419b"/>
    </style:style>
    <style:style style:name="P10" style:family="paragraph" style:parent-style-name="Text_20_body" style:list-style-name="L2">
      <style:text-properties officeooo:paragraph-rsid="002db6d7"/>
    </style:style>
    <style:style style:name="P11" style:family="paragraph" style:parent-style-name="Text_20_body" style:list-style-name="L4">
      <style:text-properties officeooo:rsid="00219761" officeooo:paragraph-rsid="00219761"/>
    </style:style>
    <style:style style:name="P12" style:family="paragraph" style:parent-style-name="Text_20_body" style:list-style-name="L4">
      <style:text-properties officeooo:rsid="002d4139" officeooo:paragraph-rsid="002d4139"/>
    </style:style>
    <style:style style:name="P13" style:family="paragraph" style:parent-style-name="Text_20_body" style:list-style-name="L5">
      <style:text-properties officeooo:rsid="001c9d1c" officeooo:paragraph-rsid="001c9d1c"/>
    </style:style>
    <style:style style:name="P14" style:family="paragraph" style:parent-style-name="Text_20_body" style:list-style-name="L5">
      <style:text-properties officeooo:rsid="002790d7" officeooo:paragraph-rsid="002790d7"/>
    </style:style>
    <style:style style:name="T1" style:family="text">
      <style:text-properties officeooo:rsid="001c9d1c"/>
    </style:style>
    <style:style style:name="T2" style:family="text">
      <style:text-properties officeooo:rsid="001e15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6af6c" style:font-weight-asian="bold" style:font-weight-complex="bold"/>
    </style:style>
    <style:style style:name="T5" style:family="text">
      <style:text-properties fo:font-weight="bold" officeooo:rsid="002790d7" style:font-weight-asian="bold" style:font-weight-complex="bold"/>
    </style:style>
    <style:style style:name="T6" style:family="text">
      <style:text-properties fo:font-weight="bold" officeooo:rsid="0034ce6d" style:font-weight-asian="bold" style:font-weight-complex="bold"/>
    </style:style>
    <style:style style:name="T7" style:family="text">
      <style:text-properties fo:font-weight="bold" officeooo:rsid="0045d8b0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db6d7"/>
    </style:style>
    <style:style style:name="T10" style:family="text">
      <style:text-properties officeooo:rsid="002f419b"/>
    </style:style>
    <style:style style:name="T11" style:family="text">
      <style:text-properties style:font-name="Liberation Sans" fo:font-size="14.1000003814697pt" fo:font-weight="bold" style:font-name-asian="DejaVu Sans" style:font-size-asian="14.1000003814697pt" style:font-weight-asian="bold" style:font-name-complex="FreeSans" style:font-size-complex="14.1000003814697pt" style:font-weight-complex="bold"/>
    </style:style>
    <style:style style:name="T12" style:family="text">
      <style:text-properties style:font-name="Liberation Sans" fo:font-size="14.1000003814697pt" fo:font-weight="bold" officeooo:rsid="002f419b" style:font-name-asian="DejaVu Sans" style:font-size-asian="14.1000003814697pt" style:font-weight-asian="bold" style:font-name-complex="FreeSans" style:font-size-complex="14.1000003814697pt" style:font-weight-complex="bold"/>
    </style:style>
    <style:style style:name="T13" style:family="text">
      <style:text-properties officeooo:rsid="0034ce6d"/>
    </style:style>
    <style:style style:name="T14" style:family="text">
      <style:text-properties officeooo:rsid="0036629f"/>
    </style:style>
    <style:style style:name="T15" style:family="text">
      <style:text-properties officeooo:rsid="0036eb17"/>
    </style:style>
    <style:style style:name="T16" style:family="text">
      <style:text-properties officeooo:rsid="0038b7a2"/>
    </style:style>
    <style:style style:name="T17" style:family="text">
      <style:text-properties officeooo:rsid="003e2ed9"/>
    </style:style>
    <style:style style:name="T18" style:family="text">
      <style:text-properties officeooo:rsid="00400563"/>
    </style:style>
    <style:style style:name="T19" style:family="text">
      <style:text-properties officeooo:rsid="0045d8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Notas de la versión 2023 03 <text:span text:style-name="T10">2</text:span>3</text:h>
      <text:list xml:id="list1105103226" text:style-name="L1">
        <text:list-item>
          <text:p text:style-name="P9">primeras visualizaciones de elementos geométricos desde gb.xml</text:p>
        </text:list-item>
        <text:list-item>
          <text:p text:style-name="P9">visorCerma muestra en debug la matriz completa del archivo leido.</text:p>
        </text:list-item>
        <text:list-item>
          <text:p text:style-name="P9">selector de archivos del servidor compatible con dispositivos móviles</text:p>
        </text:list-item>
      </text:list>
      <text:list xml:id="list1034046279" text:style-name="L2">
        <text:list-header>
          <text:p text:style-name="P10">Anteriores</text:p>
        </text:list-header>
        <text:list-item>
          <text:p text:style-name="P6">ya lee datos desde IFC de roof y slab</text:p>
        </text:list-item>
        <text:list-item>
          <text:p text:style-name="P6">se ha incluido últimos .ifc <text:span text:style-name="T1">enviados por Jordi. <text:s/>versión V7 <text:s/>(de momento no tienen asociado su correspondiente gb.xml). Están tanto en gitHub como en el google drive compartido.</text:span></text:p>
        </text:list-item>
      </text:list>
      <text:list xml:id="list1118194811" text:style-name="L3">
        <text:list-item>
          <text:p text:style-name="P7"><text:span text:style-name="T1">lee el archivo gbxml. Se puede visualizar desde el depurador (Object final</text:span><text:span text:style-name="T2">)</text:span></text:p>
        </text:list-item>
        <text:list-item>
          <text:p text:style-name="P8">Se han incluido los ultimos .ifc <text:bookmark-start text:name="__DdeLink__291_2269824616"/>enviados por Jordi <text:span text:style-name="T9">version V6</text:span>. <text:bookmark-end text:name="__DdeLink__291_2269824616"/><text:span text:style-name="T2">Son los modelos del pilot action de Portugal. </text:span><text:bookmark-start text:name="__DdeLink__293_2269824616"/><text:s/>(de momento no tienen asociado su correspondiente gb.xml)<text:bookmark-end text:name="__DdeLink__293_2269824616"/></text:p>
        </text:list-item>
        <text:list-item>
          <text:p text:style-name="P8">Ya lee las propiedades asociadas al archivo .ifc <text:s/>(para visualizarlas hay que activar el depurador del navegador)</text:p>
        </text:list-item>
      </text:list>
      <text:h text:style-name="Heading_20_3" text:outline-level="3"><text:bookmark-start text:name="__DdeLink__168_487888858"/><text:bookmark-start text:name="__DdeLink__171_487888858"/>Bugs<text:bookmark-end text:name="__DdeLink__168_487888858"/></text:h>
      <text:list xml:id="list3476146128" text:style-name="L4">
        <text:list-item>
          <text:p text:style-name="P11"><text:bookmark-end text:name="__DdeLink__171_487888858"/>(Lluis) colores de los ejes no son los estandar.</text:p>
        </text:list-item>
      </text:list>
      <text:h text:style-name="P5" text:outline-level="3"><text:bookmark-start text:name="__DdeLink__168_4878888581"/><text:span text:style-name="T11">Bugs</text:span><text:bookmark-end text:name="__DdeLink__168_4878888581"/><text:span text:style-name="T11"> </text:span><text:span text:style-name="T12">resueltos</text:span></text:h>
      <text:list xml:id="list152955674347197" text:continue-numbering="true" text:style-name="L4">
        <text:list-item>
          <text:p text:style-name="P12">(Mel) falta hacer responsive para móviles la lista de archivos del servidor</text:p>
        </text:list-item>
      </text:list>
      <text:h text:style-name="Heading_20_3" text:outline-level="3"><text:bookmark-start text:name="__DdeLink__6776_1584413598"/><text:bookmark-start text:name="__DdeLink__98_1679150221"/>paraHacer</text:h>
      <text:p text:style-name="P1"><text:span text:style-name="T17">El archivo Cerma que tenemos se ha generado con cubierta plana</text:span>. <text:span text:style-name="T17">Necesitamos con cubierta inclinada para estudiar como introducir los datos</text:span>. <text:span text:style-name="T7">Albert</text:span></text:p>
      <text:p text:style-name="P2">orientación exacta del modelo.<text:span text:style-name="T13"> </text:span><text:span text:style-name="T17">coordenadas</text:span><text:span text:style-name="T13"> </text:span><text:bookmark-start text:name="__DdeLink__738_2604867634"/><text:span text:style-name="T13">39.482610278421646, -0.33770434577679764</text:span><text:bookmark-end text:name="__DdeLink__738_2604867634"/><text:span text:style-name="T13"> </text:span><text:span text:style-name="T17">adjunto captura de pantalla de la ubicación. </text:span>Jordi.</text:p>
      <text:p text:style-name="P3"><text:span text:style-name="T18">Los</text:span> modelo de gbXml <text:span text:style-name="T18">que tenemos son</text:span> complicado estan divididos los elementos <text:span text:style-name="T14">y separados </text:span><text:span text:style-name="T15">por espacios vacíos</text:span>. Tendremos que generar un IFC &gt;<text:span text:style-name="T15">gbXml</text:span> simplificado. <text:s/><text:span text:style-name="T13"><text:s/></text:span><text:span text:style-name="T15">Con un solo espacio interior. Con huecos. </text:span><text:span text:style-name="T16">Atención modelo analítico. </text:span><text:span text:style-name="T6">Jordi, Albert.</text:span></text:p>
      <text:p text:style-name="P4"><text:span text:style-name="T18">Nuestra imipApp lee los datos IFC y gbXml pero no encontramos la forma de relacionar los codigos que asigna a cada elemente en uno y otro caso. </text:span>Los códigos de los elementos <text:span text:style-name="T18">en </text:span>el archivos (gb)XML <text:span text:style-name="T18">tienen formato </text:span>aimNUMERO <text:span text:style-name="T18">que no aparece en los archivos IFC</text:span></text:p>
      <text:p text:style-name="Text_20_body"/>
      <text:list xml:id="list4073062438" text:style-name="L5">
        <text:list-item>
          <text:p text:style-name="P13">leer las propiedades geometricas y de orientación desde el archivo (gb).xml. <text:span text:style-name="T5">Quim</text:span></text:p>
        </text:list-item>
        <text:list-item>
          <text:p text:style-name="P13">leer las propiedades desde gb xml para compararlas con las adquiridas desde .ifc. <text:span text:style-name="T5">Quim</text:span></text:p>
        </text:list-item>
        <text:list-item>
          <text:p text:style-name="P13">formatear la salida para que salga por el archivo <text:span text:style-name="T10">CERMA</text:span> <text:span text:style-name="T10">y HULC</text:span>. <text:span text:style-name="T4">Francesc, Quim</text:span></text:p>
        </text:list-item>
        <text:list-item>
          <text:p text:style-name="P13">visualiza<text:span text:style-name="T2">ción</text:span> grafic<text:span text:style-name="T2">a</text:span> del archivo gbxml<text:bookmark-end text:name="__DdeLink__98_1679150221"/>. <text:span text:style-name="T5">Quim</text:span></text:p>
        </text:list-item>
        <text:list-item>
          <text:p text:style-name="P14"><text:span text:style-name="T8">elaborar archivo (gb)xml de Portugal.</text:span><text:span text:style-name="T3"> Albert</text:span><text:bookmark-end text:name="__DdeLink__6776_1584413598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9:59:50.245531957</meta:creation-date>
    <dc:date>2023-03-31T15:29:53.988026904</dc:date>
    <meta:editing-duration>PT5H50M17S</meta:editing-duration>
    <meta:editing-cycles>19</meta:editing-cycles>
    <meta:generator>LibreOffice/7.0.4.2$Linux_X86_64 LibreOffice_project/00$Build-2</meta:generator>
    <meta:document-statistic meta:table-count="0" meta:image-count="0" meta:object-count="0" meta:page-count="1" meta:paragraph-count="24" meta:word-count="339" meta:character-count="2087" meta:non-whitespace-character-count="1782"/>
  </office:meta>
</office:document-meta>
</file>